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e950" officeooo:paragraph-rsid="0009e950"/>
    </style:style>
    <style:style style:name="P2" style:family="paragraph" style:parent-style-name="Standard">
      <style:paragraph-properties fo:text-align="justify" style:justify-single-word="false"/>
      <style:text-properties officeooo:rsid="0005d030" officeooo:paragraph-rsid="0005d030"/>
    </style:style>
    <style:style style:name="P3" style:family="paragraph" style:parent-style-name="Standard">
      <style:paragraph-properties fo:text-align="justify" style:justify-single-word="false"/>
      <style:text-properties officeooo:rsid="0007ad2c" officeooo:paragraph-rsid="0007ad2c"/>
    </style:style>
    <style:style style:name="P4" style:family="paragraph" style:parent-style-name="Standard">
      <style:text-properties officeooo:rsid="0007ad2c" officeooo:paragraph-rsid="0012d0e1"/>
    </style:style>
    <style:style style:name="P5" style:family="paragraph" style:parent-style-name="Standard">
      <style:text-properties officeooo:rsid="0009e950" officeooo:paragraph-rsid="0009e950"/>
    </style:style>
    <style:style style:name="P6" style:family="paragraph" style:parent-style-name="Standard">
      <style:text-properties officeooo:rsid="000ccaab" officeooo:paragraph-rsid="000ccaab"/>
    </style:style>
    <style:style style:name="P7" style:family="paragraph" style:parent-style-name="Standard">
      <style:paragraph-properties fo:text-align="justify" style:justify-single-word="false"/>
      <style:text-properties officeooo:rsid="000ccaab" officeooo:paragraph-rsid="000ccaab"/>
    </style:style>
    <style:style style:name="P8" style:family="paragraph" style:parent-style-name="Standard">
      <style:paragraph-properties fo:text-align="justify" style:justify-single-word="false"/>
      <style:text-properties officeooo:rsid="000d223c" officeooo:paragraph-rsid="000d223c"/>
    </style:style>
    <style:style style:name="P9" style:family="paragraph" style:parent-style-name="Standard">
      <style:paragraph-properties fo:text-align="justify" style:justify-single-word="false"/>
      <style:text-properties officeooo:rsid="000f53b4" officeooo:paragraph-rsid="000f53b4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44690" officeooo:paragraph-rsid="001bb47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5d030" officeooo:paragraph-rsid="0005d030"/>
    </style:style>
    <style:style style:name="P12" style:family="paragraph" style:parent-style-name="Standard">
      <style:paragraph-properties fo:text-align="justify" style:justify-single-word="false"/>
      <style:text-properties officeooo:rsid="001e7289" officeooo:paragraph-rsid="001e7289"/>
    </style:style>
    <style:style style:name="P13" style:family="paragraph" style:parent-style-name="Standard">
      <style:paragraph-properties fo:text-align="justify" style:justify-single-word="false"/>
      <style:text-properties officeooo:rsid="0007ad2c" officeooo:paragraph-rsid="0021763b"/>
    </style:style>
    <style:style style:name="P14" style:family="paragraph" style:parent-style-name="Standard">
      <style:paragraph-properties fo:text-align="justify" style:justify-single-word="false"/>
      <style:text-properties officeooo:rsid="000811c1" officeooo:paragraph-rsid="000811c1"/>
    </style:style>
    <style:style style:name="P15" style:family="paragraph" style:parent-style-name="Standard">
      <style:text-properties officeooo:rsid="00219357" officeooo:paragraph-rsid="00219357"/>
    </style:style>
    <style:style style:name="P16" style:family="paragraph" style:parent-style-name="Standard">
      <style:paragraph-properties fo:text-align="justify" style:justify-single-word="false"/>
      <style:text-properties officeooo:rsid="00219357" officeooo:paragraph-rsid="00219357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185750" officeooo:paragraph-rsid="00185750"/>
    </style:style>
    <style:style style:name="P18" style:family="paragraph" style:parent-style-name="Standard">
      <style:text-properties officeooo:rsid="0012d0e1" officeooo:paragraph-rsid="0011de09"/>
    </style:style>
    <style:style style:name="P19" style:family="paragraph" style:parent-style-name="Standard">
      <style:paragraph-properties fo:text-align="justify" style:justify-single-word="false"/>
      <style:text-properties officeooo:rsid="0010c432" officeooo:paragraph-rsid="000ccaab"/>
    </style:style>
    <style:style style:name="P20" style:family="paragraph" style:parent-style-name="Standard">
      <style:text-properties officeooo:rsid="0011de09" officeooo:paragraph-rsid="0011de09"/>
    </style:style>
    <style:style style:name="T1" style:family="text">
      <style:text-properties officeooo:rsid="000e9e9b"/>
    </style:style>
    <style:style style:name="T2" style:family="text">
      <style:text-properties officeooo:rsid="0010164c"/>
    </style:style>
    <style:style style:name="T3" style:family="text">
      <style:text-properties officeooo:rsid="0010c432"/>
    </style:style>
    <style:style style:name="T4" style:family="text">
      <style:text-properties officeooo:rsid="00130e9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89fb4"/>
    </style:style>
    <style:style style:name="T7" style:family="text">
      <style:text-properties officeooo:rsid="0019ecf4"/>
    </style:style>
    <style:style style:name="T8" style:family="text">
      <style:text-properties officeooo:rsid="001b9a68"/>
    </style:style>
    <style:style style:name="T9" style:family="text">
      <style:text-properties officeooo:rsid="001e7289"/>
    </style:style>
    <style:style style:name="T10" style:family="text">
      <style:text-properties officeooo:rsid="0021763b"/>
    </style:style>
    <style:style style:name="T11" style:family="text">
      <style:text-properties officeooo:rsid="002193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Fonctionnement du b</text:span>atch de chargement du RP et de l’état civil</text:p>
      <text:p text:style-name="Standard"/>
      <text:p text:style-name="Standard"/>
      <text:p text:style-name="Standard"/>
      <text:p text:style-name="P2">Le batch de chargement du RP et de l’état civil sert à charger les données du recensement et de l’état civil à partir de fichier<text:span text:style-name="T11">s</text:span> csv <text:span text:style-name="T9">dans la base de données de Omphale</text:span>.</text:p>
      <text:p text:style-name="P2"/>
      <text:p text:style-name="P12">Ces fichiers sont au nombre de 7 et doivent contenir les données suivantes :</text:p>
      <text:p text:style-name="P2"/>
      <text:p text:style-name="P13">- commune.csv<text:span text:style-name="T10"> est composé de « id_commune » (identifiant commune), de « id_dept » (identifiant département), « id_region » (identifiant région) et de « libelle » (un libellé).</text:span></text:p>
      <text:p text:style-name="P2"><text:s/></text:p>
      <text:p text:style-name="P3">- couple_com_liee.csv<text:span text:style-name="T10"> est composé de « commune » (identifiant commune) et de « commune_liee » (identifiant de la commune liée)</text:span></text:p>
      <text:p text:style-name="P3"/>
      <text:p text:style-name="P3">- cycles.csv <text:span text:style-name="T10">ne contient que de « annee » qui est l’année du cycle.</text:span></text:p>
      <text:p text:style-name="P3"/>
      <text:p text:style-name="P3">- deces.csv <text:span text:style-name="T10">est composé de « age » (l’âge du décès), de « annee » (l’année), de « deces » (nombre de décès) et de « sexe » (1 ou 2 selon le sexe).</text:span></text:p>
      <text:p text:style-name="P3"/>
      <text:p text:style-name="P3">- flux.csv <text:span text:style-name="T10">est composé de « age » (l’âge), de « annee » (l’année), de « destination » (identifiant de destination), de « origine » (l’identifiant d’origine) et de « sexe » (1 ou 2 selon le sexe). </text:span></text:p>
      <text:p text:style-name="P3"/>
      <text:p text:style-name="P13">- naissances.csv <text:span text:style-name="T10">est composé de « age » (l’âge), de « annee » (l’année), de « commune » (identifiant commune), de « naissances » (nombre de naissances) et de « sexe » (1 ou 2 selon le sexe). </text:span></text:p>
      <text:p text:style-name="P3"/>
      <text:p text:style-name="P13">- pop_legale.csv <text:span text:style-name="T10">est composé de « age » (l’âge), de « annee » (l’année), de « commune » (identifiant commune), de «population » (nombre réel à virgule), de « sexe » (1 ou 2 selon le sexe) et de type_pop (un nombre entier).</text:span></text:p>
      <text:p text:style-name="P14"/>
      <text:p text:style-name="P14"/>
      <text:p text:style-name="P16">Le batch doit être lancé autant de fois qu’il y a de fichier. Il ne traite qu’un seul fichier à la fois mais dans un ordre qu’il faut respecter.</text:p>
      <text:p text:style-name="P17">Les seules obligations sont que commune.csv soit traité en premier et que <text:span text:style-name="T6">les fichiers cycles.csv et couple_com_liee.csv soient traités à la fin.</text:span></text:p>
      <text:p text:style-name="P6"/>
      <text:p text:style-name="P15">Ces fichiers peuvent être ordonnées ainsi : </text:p>
      <text:p text:style-name="P6"/>
      <text:p text:style-name="P7">1) commune.csv</text:p>
      <text:p text:style-name="P7">2) deces.csv</text:p>
      <text:p text:style-name="P7">3) flux.csv</text:p>
      <text:p text:style-name="P7">4) naissances.csv</text:p>
      <text:p text:style-name="P7">5) pop_legale.csv</text:p>
      <text:p text:style-name="P7">6) couple_com_liee.csv</text:p>
      <text:p text:style-name="P7">7) cycles.csv</text:p>
      <text:p text:style-name="P19"/>
      <text:p text:style-name="P20">La classe java qui sert de lanceur est la classe <text:span text:style-name="T5">TraiteChargementRPetEtatCivil.java</text:span> du package omphale-batch.</text:p>
      <text:p text:style-name="P20"/>
      <text:p text:style-name="P15">Un mail est envoyé à la fin pour signifier si tout s’est bien déroulé.</text:p>
      <text:p text:style-name="P1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43:10.309000000</meta:creation-date>
    <dc:date>2018-12-20T11:33:48.181000000</dc:date>
    <meta:editing-duration>P3DT2H33M43S</meta:editing-duration>
    <meta:editing-cycles>13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23" meta:word-count="373" meta:character-count="2049" meta:non-whitespace-character-count="1694"/>
  </office:meta>
</office:document-meta>
</file>